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19" style:family="table-cell" style:parent-style-name="Default" style:data-style-name="N61"/>
    <style:style style:name="ce20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number-columns-repeated="2" table:style-name="ce1" office:value-type="string" calcext:value-type="string">
            <text:p>fc 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mlp</text:p>
          </table:table-cell>
          <table:table-cell table:style-name="ce3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number-columns-repeated="2" table:style-name="ce1" office:value-type="string" calcext:value-type="string">
            <text:p>fc 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number-columns-repeated="2" table:style-name="ce1" office:value-type="string" calcext:value-type="string">
            <text:p>fc mlp</text:p>
          </table:table-cell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2" office:value-type="percentage" office:value="0.0568" calcext:value-type="percentage">
            <text:p>5,68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office:value-type="percentage" office:value="0.431" calcext:value-type="percentage">
            <text:p>43,10%</text:p>
          </table:table-cell>
          <table:table-cell/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office:value-type="float" office:value="0.1565" calcext:value-type="float">
            <text:p>0,1565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9" office:value-type="float" office:value="0.00000667" calcext:value-type="float">
            <text:p>6,67E-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2" office:value-type="percentage" office:value="0.0731" calcext:value-type="percentage">
            <text:p>7,31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office:value-type="percentage" office:value="0.8073" calcext:value-type="percentage">
            <text:p>80,73%</text:p>
          </table:table-cell>
          <table:table-cell/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office:value-type="float" office:value="0.1468" calcext:value-type="float">
            <text:p>0,1468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9" office:value-type="float" office:value="0.00000304" calcext:value-type="float">
            <text:p>3,04E-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2" office:value-type="percentage" office:value="0.0742" calcext:value-type="percentage">
            <text:p>7,42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office:value-type="percentage" office:value="0.5027" calcext:value-type="percentage">
            <text:p>50,27%</text:p>
          </table:table-cell>
          <table:table-cell/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office:value-type="float" office:value="0.20387" calcext:value-type="float">
            <text:p>0,20387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office:value-type="float" office:value="0.000599" calcext:value-type="float">
            <text:p>0,0005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office:value-type="percentage" office:value="0.533" calcext:value-type="percentage">
            <text:p>53,30%</text:p>
          </table:table-cell>
          <table:table-cell/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office:value-type="float" office:value="0.2141" calcext:value-type="float">
            <text:p>0,2141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office:value-type="float" office:value="0.00137" calcext:value-type="float">
            <text:p>0,001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2" office:value-type="percentage" office:value="0.1062" calcext:value-type="percentage">
            <text:p>10,62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office:value-type="percentage" office:value="0.5472" calcext:value-type="percentage">
            <text:p>54,72%</text:p>
          </table:table-cell>
          <table:table-cell/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office:value-type="float" office:value="0.41163" calcext:value-type="float">
            <text:p>0,41163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office:value-type="float" office:value="0.03132" calcext:value-type="float">
            <text:p>0,031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2" office:value-type="percentage" office:value="0.0882" calcext:value-type="percentage">
            <text:p>8,82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office:value-type="percentage" office:value="0.5173" calcext:value-type="percentage">
            <text:p>51,73%</text:p>
          </table:table-cell>
          <table:table-cell/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21" calcext:value-type="float">
            <text:p>0,121</text:p>
          </table:table-cell>
          <table:table-cell office:value-type="float" office:value="0.0974" calcext:value-type="float">
            <text:p>0,0974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office:value-type="float" office:value="0.0078" calcext:value-type="float">
            <text:p>0,00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2" office:value-type="percentage" office:value="0.1404" calcext:value-type="percentage">
            <text:p>14,04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office:value-type="percentage" office:value="0.4651" calcext:value-type="percentage">
            <text:p>46,51%</text:p>
          </table:table-cell>
          <table:table-cell/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07859" calcext:value-type="float">
            <text:p>0,07859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office:value-type="float" office:value="0.009666" calcext:value-type="float">
            <text:p>0,0096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2" office:value-type="percentage" office:value="0.133" calcext:value-type="percentage">
            <text:p>13,3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office:value-type="percentage" office:value="0.399" calcext:value-type="percentage">
            <text:p>39,90%</text:p>
          </table:table-cell>
          <table:table-cell/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office:value-type="float" office:value="0.1776" calcext:value-type="float">
            <text:p>0,1776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office:value-type="float" office:value="0.0022" calcext:value-type="float">
            <text:p>0,00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2" office:value-type="percentage" office:value="0.1035" calcext:value-type="percentage">
            <text:p>10,35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office:value-type="percentage" office:value="0.3101" calcext:value-type="percentage">
            <text:p>31,01%</text:p>
          </table:table-cell>
          <table:table-cell/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office:value-type="float" office:value="0.180587" calcext:value-type="float">
            <text:p>0,180587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office:value-type="float" office:value="0.0111" calcext:value-type="float">
            <text:p>0,01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2" office:value-type="percentage" office:value="0.065" calcext:value-type="percentage">
            <text:p>6,50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office:value-type="percentage" office:value="0.5059" calcext:value-type="percentage">
            <text:p>50,59%</text:p>
          </table:table-cell>
          <table:table-cell/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office:value-type="float" office:value="0.0731" calcext:value-type="float">
            <text:p>0,0731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office:value-type="float" office:value="0.043" calcext:value-type="float">
            <text:p>0,043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797" calcext:value-type="percentage">
            <text:p>8,80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186" calcext:value-type="percentage">
            <text:p>50,19%</text:p>
          </table:table-cell>
          <table:table-cell table:style-name="ce3"/>
          <table:table-cell table:style-name="ce1"/>
          <table:table-cell table:style-name="ce5" table:formula="of:=AVERAGE([.K2:.K11])" office:value-type="float" office:value="147.19679" calcext:value-type="float">
            <text:p>147,19679</text:p>
          </table:table-cell>
          <table:table-cell table:style-name="ce5" table:formula="of:=AVERAGE([.L2:.L11])" office:value-type="float" office:value="0.221369" calcext:value-type="float">
            <text:p>0,221369</text:p>
          </table:table-cell>
          <table:table-cell table:style-name="ce5" table:formula="of:=AVERAGE([.M2:.M11])" office:value-type="float" office:value="0.1745587" calcext:value-type="float">
            <text:p>0,1745587</text:p>
          </table:table-cell>
          <table:table-cell table:style-name="ce1"/>
          <table:table-cell table:style-name="ce5" table:formula="of:=AVERAGE([.O2:.O11])" office:value-type="float" office:value="4.68703" calcext:value-type="float">
            <text:p>4,68703</text:p>
          </table:table-cell>
          <table:table-cell table:style-name="ce5" table:formula="of:=AVERAGE([.P2:.P11])" office:value-type="float" office:value="0.011490529" calcext:value-type="float">
            <text:p>0,011490529</text:p>
          </table:table-cell>
          <table:table-cell table:style-name="ce20" table:formula="of:=AVERAGE([.Q2:.Q11])" office:value-type="float" office:value="0.010706471" calcext:value-type="float">
            <text:p>1,07E-02</text:p>
          </table:table-cell>
          <table:table-cell table:style-name="ce20"/>
          <table:table-cell table:style-name="ce1" table:number-columns-repeated="100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table:number-columns-repeated="2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table:number-columns-repeated="2"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071" calcext:value-type="percentage">
            <text:p>40,71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683" calcext:value-type="percentage">
            <text:p>26,83%</text:p>
          </table:table-cell>
          <table:table-cell/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office:value-type="float" office:value="0.42688" calcext:value-type="float">
            <text:p>0,42688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9" calcext:value-type="percentage">
            <text:p>37,79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office:value-type="float" office:value="0.70998" calcext:value-type="float">
            <text:p>0,70998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 office:value-type="percentage" office:value="0.39" calcext:value-type="percentage">
            <text:p>39,00%</text:p>
          </table:table-cell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96" calcext:value-type="percentage">
            <text:p>29,96%</text:p>
          </table:table-cell>
          <table:table-cell/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office:value-type="float" office:value="0.3239" calcext:value-type="float">
            <text:p>0,3239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 office:value-type="percentage" office:value="0.3716" calcext:value-type="percentage">
            <text:p>37,16%</text:p>
          </table:table-cell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293" calcext:value-type="percentage">
            <text:p>42,93%</text:p>
          </table:table-cell>
          <table:table-cell/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office:value-type="float" office:value="0.2598" calcext:value-type="float">
            <text:p>0,2598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 office:value-type="percentage" office:value="0.3887" calcext:value-type="percentage">
            <text:p>38,87%</text:p>
          </table:table-cell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436" calcext:value-type="percentage">
            <text:p>34,36%</text:p>
          </table:table-cell>
          <table:table-cell/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office:value-type="float" office:value="0.4888" calcext:value-type="float">
            <text:p>0,4888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 office:value-type="percentage" office:value="0.4115" calcext:value-type="percentage">
            <text:p>41,15%</text:p>
          </table:table-cell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692" calcext:value-type="percentage">
            <text:p>26,92%</text:p>
          </table:table-cell>
          <table:table-cell/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office:value-type="float" office:value="0.10765" calcext:value-type="float">
            <text:p>0,10765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 office:value-type="percentage" office:value="0.3717" calcext:value-type="percentage">
            <text:p>37,17%</text:p>
          </table:table-cell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139" calcext:value-type="percentage">
            <text:p>31,39%</text:p>
          </table:table-cell>
          <table:table-cell/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office:value-type="float" office:value="0.722" calcext:value-type="float">
            <text:p>0,722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 office:value-type="percentage" office:value="0.3683" calcext:value-type="percentage">
            <text:p>36,83%</text:p>
          </table:table-cell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622" calcext:value-type="percentage">
            <text:p>26,22%</text:p>
          </table:table-cell>
          <table:table-cell/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office:value-type="float" office:value="0.8089" calcext:value-type="float">
            <text:p>0,8089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 office:value-type="percentage" office:value="0.3941" calcext:value-type="percentage">
            <text:p>39,41%</text:p>
          </table:table-cell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93" calcext:value-type="percentage">
            <text:p>37,93%</text:p>
          </table:table-cell>
          <table:table-cell/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office:value-type="float" office:value="0.3393" calcext:value-type="float">
            <text:p>0,339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 office:value-type="percentage" office:value="0.3801" calcext:value-type="percentage">
            <text:p>38,01%</text:p>
          </table:table-cell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2859" calcext:value-type="percentage">
            <text:p>28,59%</text:p>
          </table:table-cell>
          <table:table-cell/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861" calcext:value-type="percentage">
            <text:p>38,61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6" calcext:value-type="percentage">
            <text:p>31,11%</text:p>
          </table:table-cell>
          <table:table-cell table:style-name="ce3"/>
          <table:table-cell table:style-name="ce1"/>
          <table:table-cell table:style-name="ce5" table:formula="of:=AVERAGE([.K16:.K25])" office:value-type="float" office:value="38.12751" calcext:value-type="float">
            <text:p>38,12751</text:p>
          </table:table-cell>
          <table:table-cell table:style-name="ce5" table:formula="of:=AVERAGE([.L16:.L25])" office:value-type="float" office:value="0.46156" calcext:value-type="float">
            <text:p>0,46156</text:p>
          </table:table-cell>
          <table:table-cell table:style-name="ce5" table:formula="of:=AVERAGE([.M16:.M25])" office:value-type="float" office:value="0.446961" calcext:value-type="float">
            <text:p>0,446961</text:p>
          </table:table-cell>
          <table:table-cell table:style-name="ce1"/>
          <table:table-cell table:style-name="ce5" table:formula="of:=AVERAGE([.O16:.O25])" office:value-type="float" office:value="695.85767" calcext:value-type="float">
            <text:p>695,85767</text:p>
          </table:table-cell>
          <table:table-cell table:style-name="ce5" table:formula="of:=AVERAGE([.P16:.P25])" office:value-type="float" office:value="0.139334" calcext:value-type="float">
            <text:p>0,139334</text:p>
          </table:table-cell>
          <table:table-cell table:style-name="ce5" table:formula="of:=AVERAGE([.Q16:.Q25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3" office:value-type="percentage" office:value="0.1524" calcext:value-type="percentage">
            <text:p>15,24%</text:p>
          </table:table-cell>
          <table:table-cell table:style-name="ce3" office:value-type="percentage" office:value="0.1319" calcext:value-type="percentage">
            <text:p>13,19%</text:p>
          </table:table-cell>
          <table:table-cell table:style-name="ce2" office:value-type="percentage" office:value="0.1348" calcext:value-type="percentage">
            <text:p>13,48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103" calcext:value-type="percentage">
            <text:p>11,0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3" office:value-type="percentage" office:value="0.1657" calcext:value-type="percentage">
            <text:p>16,57%</text:p>
          </table:table-cell>
          <table:table-cell table:style-name="ce3" office:value-type="percentage" office:value="0.1747" calcext:value-type="percentage">
            <text:p>17,47%</text:p>
          </table:table-cell>
          <table:table-cell table:style-name="ce2" office:value-type="percentage" office:value="0.1733" calcext:value-type="percentage">
            <text:p>17,33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656" calcext:value-type="percentage">
            <text:p>6,56%</text:p>
          </table:table-cell>
          <table:table-cell/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3" office:value-type="percentage" office:value="0.0514" calcext:value-type="percentage">
            <text:p>5,14%</text:p>
          </table:table-cell>
          <table:table-cell table:style-name="ce3" office:value-type="percentage" office:value="0.0788" calcext:value-type="percentage">
            <text:p>7,88%</text:p>
          </table:table-cell>
          <table:table-cell table:style-name="ce2" office:value-type="percentage" office:value="0.0914" calcext:value-type="percentage">
            <text:p>9,14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3" office:value-type="percentage" office:value="0.0857" calcext:value-type="percentage">
            <text:p>8,57%</text:p>
          </table:table-cell>
          <table:table-cell table:style-name="ce3" office:value-type="percentage" office:value="0.0826" calcext:value-type="percentage">
            <text:p>8,26%</text:p>
          </table:table-cell>
          <table:table-cell table:style-name="ce2" office:value-type="percentage" office:value="0.0892" calcext:value-type="percentage">
            <text:p>8,92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 office:value-type="percentage" office:value="0.073" calcext:value-type="percentage">
            <text:p>7,30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3" office:value-type="percentage" office:value="0.0895" calcext:value-type="percentage">
            <text:p>8,95%</text:p>
          </table:table-cell>
          <table:table-cell table:style-name="ce3" office:value-type="percentage" office:value="0.0246" calcext:value-type="percentage">
            <text:p>2,46%</text:p>
          </table:table-cell>
          <table:table-cell table:style-name="ce2" office:value-type="percentage" office:value="0.0274" calcext:value-type="percentage">
            <text:p>2,74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 office:value-type="percentage" office:value="0.0713" calcext:value-type="percentage">
            <text:p>7,13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3" office:value-type="percentage" office:value="0.0886" calcext:value-type="percentage">
            <text:p>8,86%</text:p>
          </table:table-cell>
          <table:table-cell table:style-name="ce3" office:value-type="percentage" office:value="0.1227" calcext:value-type="percentage">
            <text:p>12,27%</text:p>
          </table:table-cell>
          <table:table-cell table:style-name="ce2" office:value-type="percentage" office:value="0.1246" calcext:value-type="percentage">
            <text:p>12,46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 office:value-type="percentage" office:value="0.0225" calcext:value-type="percentage">
            <text:p>2,2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3" office:value-type="percentage" office:value="0.079" calcext:value-type="percentage">
            <text:p>7,90%</text:p>
          </table:table-cell>
          <table:table-cell table:style-name="ce3" office:value-type="percentage" office:value="0.0972" calcext:value-type="percentage">
            <text:p>9,72%</text:p>
          </table:table-cell>
          <table:table-cell table:style-name="ce2" office:value-type="percentage" office:value="0.0875" calcext:value-type="percentage">
            <text:p>8,75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 office:value-type="percentage" office:value="0.1293" calcext:value-type="percentage">
            <text:p>12,93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3" office:value-type="percentage" office:value="0.0714" calcext:value-type="percentage">
            <text:p>7,14%</text:p>
          </table:table-cell>
          <table:table-cell table:style-name="ce3" office:value-type="percentage" office:value="0.11" calcext:value-type="percentage">
            <text:p>11,00%</text:p>
          </table:table-cell>
          <table:table-cell table:style-name="ce2" office:value-type="percentage" office:value="0.1109" calcext:value-type="percentage">
            <text:p>11,09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 office:value-type="percentage" office:value="0.107" calcext:value-type="percentage">
            <text:p>10,70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3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 office:value-type="percentage" office:value="0.1283" calcext:value-type="percentage">
            <text:p>12,83%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 office:value-type="percentage" office:value="0.0313" calcext:value-type="percentage">
            <text:p>3,13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3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 office:value-type="percentage" office:value="0.0658" calcext:value-type="percentage">
            <text:p>6,58%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 office:value-type="percentage" office:value="0.0463" calcext:value-type="percentage">
            <text:p>4,63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10332" calcext:value-type="percentage">
            <text:p>10,33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8488" calcext:value-type="percentage">
            <text:p>8,49%</text:p>
          </table:table-cell>
          <table:table-cell/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1"/>
          <table:table-cell table:style-name="ce5" table:formula="of:=AVERAGE([.K31:.K40])" office:value-type="float" office:value="30.43905" calcext:value-type="float">
            <text:p>30,43905</text:p>
          </table:table-cell>
          <table:table-cell table:style-name="ce5" table:formula="of:=AVERAGE([.L31:.L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O31:.O40])" office:value-type="float" office:value="6.99761" calcext:value-type="float">
            <text:p>6,99761</text:p>
          </table:table-cell>
          <table:table-cell table:style-name="ce5" table:formula="of:=AVERAGE([.P31:.P4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378" calcext:value-type="percentage">
            <text:p>33,78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 office:value-type="percentage" office:value="0.1547" calcext:value-type="percentage">
            <text:p>15,47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2445" calcext:value-type="percentage">
            <text:p>24,45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 office:value-type="percentage" office:value="0.1022" calcext:value-type="percentage">
            <text:p>10,22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 office:value-type="percentage" office:value="0.2326" calcext:value-type="percentage">
            <text:p>23,26%</text:p>
          </table:table-cell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 office:value-type="percentage" office:value="0.189" calcext:value-type="percentage">
            <text:p>18,90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 office:value-type="percentage" office:value="0.2876" calcext:value-type="percentage">
            <text:p>28,76%</text:p>
          </table:table-cell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 office:value-type="percentage" office:value="0.1261" calcext:value-type="percentage">
            <text:p>12,61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 office:value-type="percentage" office:value="0.303" calcext:value-type="percentage">
            <text:p>30,30%</text:p>
          </table:table-cell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 office:value-type="percentage" office:value="0.1613" calcext:value-type="percentage">
            <text:p>16,13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 office:value-type="percentage" office:value="0.372" calcext:value-type="percentage">
            <text:p>37,20%</text:p>
          </table:table-cell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 office:value-type="percentage" office:value="0.181" calcext:value-type="percentage">
            <text:p>18,10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 office:value-type="percentage" office:value="0.1257" calcext:value-type="percentage">
            <text:p>12,57%</text:p>
          </table:table-cell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 office:value-type="percentage" office:value="0.2288" calcext:value-type="percentage">
            <text:p>22,88%</text:p>
          </table:table-cell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 office:value-type="percentage" office:value="0.1946" calcext:value-type="percentage">
            <text:p>19,46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 office:value-type="percentage" office:value="0.2517" calcext:value-type="percentage">
            <text:p>25,17%</text:p>
          </table:table-cell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 office:value-type="percentage" office:value="0.1856" calcext:value-type="percentage">
            <text:p>18,5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 office:value-type="percentage" office:value="0.3059" calcext:value-type="percentage">
            <text:p>30,59%</text:p>
          </table:table-cell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 office:value-type="percentage" office:value="0.169" calcext:value-type="percentage">
            <text:p>16,90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896" calcext:value-type="percentage">
            <text:p>26,90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percentage" office:value="0.17017" calcext:value-type="percentage">
            <text:p>17,02%</text:p>
          </table:table-cell>
          <table:table-cell table:style-name="ce3"/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3"/>
          <table:table-cell table:number-columns-repeated="5"/>
          <table:table-cell table:style-name="ce1"/>
          <table:table-cell table:style-name="ce5" table:formula="of:=AVERAGE([.K46:.K55])" office:value-type="float" office:value="1.80782" calcext:value-type="float">
            <text:p>1,80782</text:p>
          </table:table-cell>
          <table:table-cell table:style-name="ce5" table:formula="of:=AVERAGE([.L46:.L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O46:.O55])" office:value-type="float" office:value="2071.883" calcext:value-type="float">
            <text:p>2071,883</text:p>
          </table:table-cell>
          <table:table-cell table:style-name="ce5" table:formula="of:=AVERAGE([.P46:.P55])" office:value-type="float" office:value="978.93" calcext:value-type="float">
            <text:p>978,93</text:p>
          </table:table-cell>
          <table:table-cell table:number-columns-repeated="1005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614" calcext:value-type="percentage">
            <text:p>6,14%</text:p>
          </table:table-cell>
          <table:table-cell table:style-name="ce2" office:value-type="percentage" office:value="0.0315" calcext:value-type="percentage">
            <text:p>3,15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2" calcext:value-type="percentage">
            <text:p>2,82%</text:p>
          </table:table-cell>
          <table:table-cell/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362" calcext:value-type="percentage">
            <text:p>3,62%</text:p>
          </table:table-cell>
          <table:table-cell table:style-name="ce2" office:value-type="percentage" office:value="0.046" calcext:value-type="percentage">
            <text:p>4,60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512" calcext:value-type="percentage">
            <text:p>5,12%</text:p>
          </table:table-cell>
          <table:table-cell/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367" calcext:value-type="percentage">
            <text:p>3,67%</text:p>
          </table:table-cell>
          <table:table-cell table:style-name="ce2" office:value-type="percentage" office:value="0.0506" calcext:value-type="percentage">
            <text:p>5,06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2" calcext:value-type="percentage">
            <text:p>3,20%</text:p>
          </table:table-cell>
          <table:table-cell/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308" calcext:value-type="percentage">
            <text:p>3,08%</text:p>
          </table:table-cell>
          <table:table-cell table:style-name="ce2" office:value-type="percentage" office:value="0.0287" calcext:value-type="percentage">
            <text:p>2,87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39" calcext:value-type="percentage">
            <text:p>4,39%</text:p>
          </table:table-cell>
          <table:table-cell/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9" office:value-type="percentage" office:value="0.0476" calcext:value-type="percentage">
            <text:p>4,76%</text:p>
          </table:table-cell>
          <table:table-cell table:style-name="ce2" office:value-type="percentage" office:value="0.0254" calcext:value-type="percentage">
            <text:p>2,54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55" calcext:value-type="percentage">
            <text:p>1,55%</text:p>
          </table:table-cell>
          <table:table-cell/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9" office:value-type="percentage" office:value="0.0153" calcext:value-type="percentage">
            <text:p>1,53%</text:p>
          </table:table-cell>
          <table:table-cell table:style-name="ce2" office:value-type="percentage" office:value="0.0291" calcext:value-type="percentage">
            <text:p>2,91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64" calcext:value-type="percentage">
            <text:p>1,64%</text:p>
          </table:table-cell>
          <table:table-cell/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9" office:value-type="percentage" office:value="0.1038" calcext:value-type="percentage">
            <text:p>10,38%</text:p>
          </table:table-cell>
          <table:table-cell table:style-name="ce2" office:value-type="percentage" office:value="0.0736" calcext:value-type="percentage">
            <text:p>7,36%</text:p>
          </table:table-cell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9" office:value-type="percentage" office:value="0.0547" calcext:value-type="percentage">
            <text:p>5,47%</text:p>
          </table:table-cell>
          <table:table-cell table:style-name="ce2" office:value-type="percentage" office:value="0.0366" calcext:value-type="percentage">
            <text:p>3,66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98" calcext:value-type="percentage">
            <text:p>2,98%</text:p>
          </table:table-cell>
          <table:table-cell/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9" office:value-type="percentage" office:value="0.0545" calcext:value-type="percentage">
            <text:p>5,45%</text:p>
          </table:table-cell>
          <table:table-cell table:style-name="ce2" office:value-type="percentage" office:value="0.0354" calcext:value-type="percentage">
            <text:p>3,54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16" calcext:value-type="percentage">
            <text:p>3,16%</text:p>
          </table:table-cell>
          <table:table-cell/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9" office:value-type="percentage" office:value="0.0551" calcext:value-type="percentage">
            <text:p>5,51%</text:p>
          </table:table-cell>
          <table:table-cell table:style-name="ce2" office:value-type="percentage" office:value="0.0322" calcext:value-type="percentage">
            <text:p>3,22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2" calcext:value-type="percentage">
            <text:p>3,32%</text:p>
          </table:table-cell>
          <table:table-cell/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4961" calcext:value-type="percentage">
            <text:p>4,96%</text:p>
          </table:table-cell>
          <table:table-cell table:style-name="ce3" table:formula="of:=AVERAGE([.D59:.D68])" office:value-type="percentage" office:value="0.03891" calcext:value-type="percentage">
            <text:p>3,89%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818" calcext:value-type="percentage">
            <text:p>2,82%</text:p>
          </table:table-cell>
          <table:table-cell table:style-name="ce3"/>
          <table:table-cell table:style-name="ce1"/>
          <table:table-cell table:style-name="ce5" table:formula="of:=AVERAGE([.K59:.K68])" office:value-type="float" office:value="0.86204" calcext:value-type="float">
            <text:p>0,86204</text:p>
          </table:table-cell>
          <table:table-cell table:style-name="ce5" table:formula="of:=AVERAGE([.L59:.L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O59:.O68])" office:value-type="percentage" office:value="0.5003" calcext:value-type="percentage">
            <text:p>50,03%</text:p>
          </table:table-cell>
          <table:table-cell table:style-name="ce3" table:formula="of:=AVERAGE([.P59:.P68])" office:value-type="percentage" office:value="0.4471" calcext:value-type="percentage">
            <text:p>44,71%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 office:value-type="percentage" office:value="0.2415" calcext:value-type="percentage">
            <text:p>24,15%</text:p>
          </table:table-cell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 office:value-type="percentage" office:value="0.0803" calcext:value-type="percentage">
            <text:p>8,03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 office:value-type="percentage" office:value="0.2642" calcext:value-type="percentage">
            <text:p>26,42%</text:p>
          </table:table-cell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 office:value-type="percentage" office:value="0.0973" calcext:value-type="percentage">
            <text:p>9,73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 office:value-type="percentage" office:value="0.2701" calcext:value-type="percentage">
            <text:p>27,01%</text:p>
          </table:table-cell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 office:value-type="percentage" office:value="0.2367" calcext:value-type="percentage">
            <text:p>23,67%</text:p>
          </table:table-cell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percentage" office:value="0.0069" calcext:value-type="percentage">
            <text:p>0,6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 office:value-type="percentage" office:value="0.1791" calcext:value-type="percentage">
            <text:p>17,91%</text:p>
          </table:table-cell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 office:value-type="percentage" office:value="0.0792" calcext:value-type="percentage">
            <text:p>7,92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 office:value-type="percentage" office:value="0.0678" calcext:value-type="percentage">
            <text:p>6,78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 office:value-type="percentage" office:value="0.0552" calcext:value-type="percentage">
            <text:p>5,52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 table:number-columns-repeated="2"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 table:number-columns-repeated="2"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 table:number-columns-repeated="2"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percentage" office:value="0.23832" calcext:value-type="percentage">
            <text:p>23,83%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percentage" office:value="0.0610571428571429" calcext:value-type="percentage">
            <text:p>6,11%</text:p>
          </table:table-cell>
          <table:table-cell table:style-name="ce3"/>
          <table:table-cell table:style-name="ce1"/>
          <table:table-cell table:style-name="ce5" table:formula="of:=AVERAGE([.K73:.K82])" office:value-type="float" office:value="12.84952" calcext:value-type="float">
            <text:p>12,84952</text:p>
          </table:table-cell>
          <table:table-cell table:style-name="ce5" table:formula="of:=AVERAGE([.L73:.L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O73:.O82])" office:value-type="float" office:value="418.727" calcext:value-type="float">
            <text:p>418,727</text:p>
          </table:table-cell>
          <table:table-cell table:style-name="ce5" table:formula="of:=AVERAGE([.P73:.P82])" office:value-type="float" office:value="0.166316" calcext:value-type="float">
            <text:p>0,166316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 office:value-type="percentage" office:value="0.4336" calcext:value-type="percentage">
            <text:p>43,36%</text:p>
          </table:table-cell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 table:number-columns-repeated="2"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 office:value-type="percentage" office:value="0.4427" calcext:value-type="percentage">
            <text:p>44,27%</text:p>
          </table:table-cell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 table:number-columns-repeated="2"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 table:number-columns-repeated="2"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 table:number-columns-repeated="2"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 table:number-columns-repeated="2"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 table:number-columns-repeated="2"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percentage" office:value="0.43815" calcext:value-type="percentage">
            <text:p>43,82%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K86:.K95])" office:value-type="float" office:value="14.14993" calcext:value-type="float">
            <text:p>14,14993</text:p>
          </table:table-cell>
          <table:table-cell table:style-name="ce5" table:formula="of:=AVERAGE([.L86:.L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O86:.O95])" office:value-type="float" office:value="2347.720875" calcext:value-type="float">
            <text:p>2347,720875</text:p>
          </table:table-cell>
          <table:table-cell table:style-name="ce5" table:formula="of:=AVERAGE([.P86:.P95])" office:value-type="float" office:value="1703.58" calcext:value-type="float">
            <text:p>1703,58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7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table:number-columns-repeated="2" office:value-type="string" calcext:value-type="string">
            <text:p>fc mlp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 office:value-type="percentage" office:value="0.2196" calcext:value-type="percentage">
            <text:p>21,96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 office:value-type="percentage" office:value="0.2304" calcext:value-type="percentage">
            <text:p>23,0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 office:value-type="percentage" office:value="0.2861" calcext:value-type="percentage">
            <text:p>28,61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 office:value-type="percentage" office:value="0.2321" calcext:value-type="percentage">
            <text:p>23,21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 office:value-type="percentage" office:value="0.1514" calcext:value-type="percentage">
            <text:p>15,1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 office:value-type="percentage" office:value="0.1517" calcext:value-type="percentage">
            <text:p>15,1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 office:value-type="percentage" office:value="0.1042" calcext:value-type="percentage">
            <text:p>10,42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K99:.K108])" office:value-type="percentage" office:value="0.09613" calcext:value-type="percentage">
            <text:p>9,61%</text:p>
          </table:table-cell>
          <table:table-cell table:style-name="ce3" table:formula="of:=AVERAGE([.L99:.L108])" office:value-type="percentage" office:value="0.06767" calcext:value-type="percentage">
            <text:p>6,77%</text:p>
          </table:table-cell>
          <table:table-cell/>
          <table:table-cell table:style-name="ce1"/>
          <table:table-cell table:style-name="ce3" table:formula="of:=AVERAGE([.O99:.O108])" office:value-type="percentage" office:value="0.24632" calcext:value-type="percentage">
            <text:p>24,63%</text:p>
          </table:table-cell>
          <table:table-cell table:style-name="ce3" table:formula="of:=AVERAGE([.P99:.P108])" office:value-type="percentage" office:value="0.17723" calcext:value-type="percentage">
            <text:p>17,72%</text:p>
          </table:table-cell>
          <table:table-cell table:style-name="ce3" table:formula="of:=AVERAGE([.Q99:.Q108])" office:value-type="percentage" office:value="0.1965" calcext:value-type="percentage">
            <text:p>19,65%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1009"/>
        </table:table-row>
        <table:table-row table:style-name="ro1" table:number-rows-repeated="104846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07:55:21.28443648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11T17:26:45.691154160</dc:date>
    <meta:editing-duration>P11DT9H59M44S</meta:editing-duration>
    <meta:editing-cycles>1961</meta:editing-cycles>
    <meta:generator>LibreOffice/7.0.2.2$Linux_X86_64 LibreOffice_project/00$Build-2</meta:generator>
    <meta:document-statistic meta:table-count="1" meta:cell-count="1262" meta:object-count="0"/>
  </office:meta>
</office:document-meta>
</file>